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200"/>
    </style:style>
    <style:style style:name="ce38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7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2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6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style-name="ce24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table:style-name="Default"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903.8742||</text:p>
          </table:table-cell>
          <table:table-cell table:number-columns-repeated="2"/>
          <table:table-cell office:value-type="string" calcext:value-type="string">
            <text:p>29827.8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017"/>
        </table:table-row>
        <table:table-row table:style-name="ro1" table:number-rows-repeated="10480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number-columns-repeated="1010"/>
        </table:table-row>
        <table:table-row table:style-name="ro1">
          <table:table-cell table:style-name="ce29" office:value-type="string" calcext:value-type="string">
            <text:p>RU000A100J18 (Домодедово выпуск 2 )</text:p>
          </table:table-cell>
          <table:table-cell table:style-name="ce29" table:number-columns-repeated="12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.00.0000</text:date>, <text:time style:data-style-name="N2" text:time-value="21:52:03.6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06T21:54:15.557000000</dc:date>
    <meta:editing-duration>P3DT16H12M42S</meta:editing-duration>
    <meta:editing-cycles>1500</meta:editing-cycles>
    <meta:document-statistic meta:table-count="3" meta:cell-count="8721" meta:object-count="0"/>
  </office:meta>
</office:document-meta>
</file>